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9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0" style:apply-style-name="Good" style:base-cell-address="Feuille1.K1"/>
      <style:map style:condition="cell-content()=0" style:apply-style-name="Error" style:base-cell-address="Feuille1.K1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Terme</text:p>
          </table:table-cell>
          <table:table-cell office:value-type="string" calcext:value-type="string">
            <text:p>Définition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uit vectoriel de \(\overrightarrow{u}\) et \(\overrightarrow{v}\)</text:p>
          </table:table-cell>
          <table:table-cell office:value-type="string" calcext:value-type="string">
            <text:p>l'unique vecteur tel que : <text:s/>\(\overrightarrow{w} \perp \overrightarrow{u}\) et \(\overrightarrow{w} \perp \overrightarrow{v}\) et de norme \(||\overrightarrow{w}|| = ||\overrightarrow{u}|| \times ||\overrightarrow{v}|| \times |\sin(\theta)|\) avec \(\theta\) l'angle entre \(\overrightarrow{u}\) et \(\overrightarrow{v}\).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 <text:s/>\(\overrightarrow{u}\) et \(\overrightarrow{v}\) sont colinéaires, que vaut le produit vectoriel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 vaut \(\overrightarrow{u} <text:s/>\wedge \overrightarrow{v}\) dans une BOND</text:p>
          </table:table-cell>
          <table:table-cell office:value-type="string" calcext:value-type="string">
            <text:p>$u\wedge v=\begin{pmatrix} u_yv_z-u_zv_y\\ u_zv_x-u_xv_z\\ u_xv_y-u_yv_x \end{pmatrix}$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i de composition des vitesses</text:p>
          </table:table-cell>
          <table:table-cell office:value-type="string" calcext:value-type="string">
            <text:p>Soit 2 référentiels R et R' tels que R' est une translation rectiligne par rapport à R avec une vitesse \(\overrightarrow{V_{R'/R}}\) <text:s/>Dans ce cas on a \(vec{V_{M/R}} = \overrightarrow{V_{M/R'}} + \overrightarrow{V_{R'/R}}\)</text:p>
          </table:table-cell>
          <table:table-cell table:number-columns-repeated="8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dition pour avoir un mouvment uniforme</text:p>
          </table:table-cell>
          <table:table-cell office:value-type="string" calcext:value-type="string">
            <text:p>On a un mouvement uniforme si \(\overrightarrow{v}\cdot \overrightarrow{a} = 0\), donc que \(\overrightarrow{a}\perp\overrightarrow{a}\).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éférentiel galiléen</text:p>
          </table:table-cell>
          <table:table-cell office:value-type="string" calcext:value-type="string">
            <text:p>un référentiel dans lequel un système isolé (pas de forces) ou pseudo-isolé (résultante des forces nulle) est au repos ou en mouvement rectiligne uniforme (principe d'inertie). C'est un idéal vers lequel on peut tendre mais qu'on atteint pas.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éférentiel géocentrique</text:p>
          </table:table-cell>
          <table:table-cell office:value-type="string" calcext:value-type="string">
            <text:p>L'origine est le centre de la Terre avec les axes pointés vers des étoiles lointaines ($\simeq$ fixe) mais il est en rotation autour du Soleil, donc considéré comme galiléen si le temps du mouvement est petit par rapport à une année.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éférentiel de Copernic</text:p>
          </table:table-cell>
          <table:table-cell office:value-type="string" calcext:value-type="string">
            <text:p>L'origine est le centre de gravité du système solaire mais aussi en rotation autour du centre de la galaxie \(250\cdot10^6\) ans.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ntité de mouvement</text:p>
          </table:table-cell>
          <table:table-cell office:value-type="string" calcext:value-type="string">
            <text:p>\(\overrightarrow{p_{M/R}} = m\overrightarrow{v}\)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cipe fondamental de la dynamique</text:p>
          </table:table-cell>
          <table:table-cell office:value-type="string" calcext:value-type="string">
            <text:p>\(\frac{d\overrightarrow{p_{M/R}}}{dt} = m\frac{d\overrightarrow{v_{M/R}}}{dt} = <text:s/>m\overrightarrow{a} = \sum_i \overrightarrow{F_i}\)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cipe d’action réciproque</text:p>
          </table:table-cell>
          <table:table-cell office:value-type="string" calcext:value-type="string">
            <text:p>\(\overrightarrow{F_{A/B}} = - \overrightarrow{F_{B/A}}\)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e volumique de l’air</text:p>
          </table:table-cell>
          <table:table-cell office:value-type="string" calcext:value-type="string">
            <text:p>\(\rho_{air} = 1.2kg/m^3\)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e volumique de l’eau</text:p>
          </table:table-cell>
          <table:table-cell office:value-type="string" calcext:value-type="string">
            <text:p>\(\rho_{eau} = 1000kg/m^3\)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me de la poussée d’archimède</text:p>
          </table:table-cell>
          <table:table-cell office:value-type="string" calcext:value-type="string">
            <text:p>\(||\overrightarrow{\pi}|| = V_i\times \rho_f \times g\)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ce électrostatique</text:p>
          </table:table-cell>
          <table:table-cell office:value-type="string" calcext:value-type="string">
            <text:p>\(\overrightarrow{F_{e,A/B}} = k_e\frac{q_Aq_B}{r^2} \overrightarrow{e_r} = \frac{q_Aq_B}{4\pi \epsilon_0r^2} \overrightarrow{e_r}\), avec \(\epsilon_0\) la permétivité du vide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ression (avec des mots) de la poussée d’archimède</text:p>
          </table:table-cell>
          <table:table-cell office:value-type="string" calcext:value-type="string">
            <text:p>Tout corps plongé dans un fluide (gaz ou liquide) est soumis à une force, appelée poussée d'Archimède qui à la meme direction que le poids, de sens opposé et dont la norme est égale au poids du volume de fluide déplacé.</text:p>
          </table:table-cell>
          <table:table-cell table:number-columns-repeated="8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orces de frottement solide</text:p>
          </table:table-cell>
          <table:table-cell office:value-type="string" calcext:value-type="string">
            <text:p>Liées au contact entre 2 surfaces</text:p>
          </table:table-cell>
          <table:table-cell table:number-columns-repeated="8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mposantes des forces de frottements solide</text:p>
          </table:table-cell>
          <table:table-cell office:value-type="string" calcext:value-type="string">
            <text:p>Il y a une composante normale \(\vec{N}\) qui s'oppose au poids et une composante tangentielle \(\vec{T}\) qui s'oppose aux forces exercées</text:p>
          </table:table-cell>
          <table:table-cell table:number-columns-repeated="8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Que peut-on dire des forces de frottement si l’objet est à l’équilibre ?</text:p>
          </table:table-cell>
          <table:table-cell office:value-type="string" calcext:value-type="string">
            <text:p>\(||\overrightarrow{T}|| \leq \mu_s ||\overrightarrow{N}||\) avec \(\mu_s\) est le coefficient de frottement statique, sans dimension.</text:p>
          </table:table-cell>
          <table:table-cell table:number-columns-repeated="8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e peut-on dire des forces de frottement si l’objet est en mouvemet ?</text:p>
          </table:table-cell>
          <table:table-cell office:value-type="string" calcext:value-type="string">
            <text:p>Si il y a un glissement, \(||\overrightarrow{T}|| = \mu_d ||\overrightarrow{N}||$ et $\overrightarrow{T}\) dans la direction opposé au mouvement, c'est à dire : \(\overrightarrow{T} = -||\overrightarrow{T}||\times \frac{\overrightarrow{v}}{||\overrightarrow{v}||}\).</text:p>
          </table:table-cell>
          <table:table-cell table:number-columns-repeated="8"/>
          <table:table-cell office:value-type="float" office:value="11" calcext:value-type="float">
            <text:p>11</text:p>
          </table:table-cell>
        </table:table-row>
        <table:table-row table:style-name="ro1" table:number-rows-repeated="1048554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Feuille1.K1:Feuille1.K1048576">
            <calcext:condition calcext:apply-style-name="Good" calcext:value="&gt;0" calcext:base-cell-address="Feuille1.K1"/>
            <calcext:condition calcext:apply-style-name="Error" calcext:value="=0" calcext:base-cell-address="Feuille1.K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8:47:12.818198081</meta:creation-date>
    <dc:date>2024-09-29T20:56:28.551256086</dc:date>
    <meta:editing-duration>PT3H10M11S</meta:editing-duration>
    <meta:editing-cycles>13</meta:editing-cycles>
    <meta:generator>LibreOffice/7.3.7.2$Linux_X86_64 LibreOffice_project/30$Build-2</meta:generator>
    <meta:document-statistic meta:table-count="1" meta:cell-count="63" meta:object-count="0"/>
  </office:meta>
</office:document-meta>
</file>